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2" style:family="paragraph" style:parent-style-name="Text_20_body" style:list-style-name="L2">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3" style:family="paragraph" style:parent-style-name="Text_20_body" style:list-style-name="L3">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4" style:family="paragraph" style:parent-style-name="Text_20_body" style:list-style-name="L4">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5" style:family="paragraph" style:parent-style-name="Text_20_body" style:list-style-name="L5">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6" style:family="paragraph" style:parent-style-name="Text_20_body" style:list-style-name="L6">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7" style:family="paragraph" style:parent-style-name="Text_20_body" style:list-style-name="L7">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8" style:family="paragraph" style:parent-style-name="Text_20_body" style:list-style-name="L8">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9" style:family="paragraph" style:parent-style-name="Text_20_body" style:list-style-name="L9">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0" style:family="paragraph" style:parent-style-name="Text_20_body" style:list-style-name="L10">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1" style:family="paragraph" style:parent-style-name="Text_20_body" style:list-style-name="L11">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2" style:family="paragraph" style:parent-style-name="Text_20_body" style:list-style-name="L12">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3" style:family="paragraph" style:parent-style-name="Text_20_body" style:list-style-name="L13">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4" style:family="paragraph" style:parent-style-name="Text_20_body" style:list-style-name="L14">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5" style:family="paragraph" style:parent-style-name="Text_20_body" style:list-style-name="L15">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6" style:family="paragraph" style:parent-style-name="Text_20_body" style:list-style-name="L16">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7" style:family="paragraph" style:parent-style-name="Text_20_body" style:list-style-name="L17">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8" style:family="paragraph" style:parent-style-name="Text_20_body" style:list-style-name="L18">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19" style:family="paragraph" style:parent-style-name="Text_20_body" style:list-style-name="L19">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20" style:family="paragraph" style:parent-style-name="Text_20_body" style:list-style-name="L20">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21" style:family="paragraph" style:parent-style-name="Text_20_body" style:list-style-name="L21">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22" style:family="paragraph" style:parent-style-name="Text_20_body" style:list-style-name="L22">
      <style:paragraph-properties fo:margin-left="0.2in" fo:margin-right="0in" fo:margin-top="0in" fo:margin-bottom="0in" style:contextual-spacing="false" fo:text-indent="0in" style:auto-text-indent="false" fo:padding="0in" fo:border="none"/>
      <style:text-properties fo:language="en" fo:country="US" loext:padding="0in" loext:border="none"/>
    </style:style>
    <style:style style:name="P23"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24" style:family="paragraph" style:parent-style-name="Text_20_body">
      <style:paragraph-properties fo:margin-left="0in" fo:margin-right="0in" fo:margin-top="0in" fo:margin-bottom="0in" style:contextual-spacing="false" fo:text-align="center" style:justify-single-word="false" fo:text-indent="0in" style:auto-text-indent="false" fo:padding="0in" fo:border="none"/>
      <style:text-properties fo:font-weight="bold" style:font-weight-asian="bold" style:font-weight-complex="bold" loext:padding="0in" loext:border="none"/>
    </style:style>
    <style:style style:name="P25" style:family="paragraph" style:parent-style-name="Text_20_body">
      <style:paragraph-properties fo:margin-left="0in" fo:margin-right="0in" fo:margin-top="0in" fo:margin-bottom="0in" style:contextual-spacing="false" fo:text-align="center" style:justify-single-word="false" fo:text-indent="0in" style:auto-text-indent="false" fo:padding="0in" fo:border="none"/>
      <style:text-properties fo:font-size="14pt" fo:language="en" fo:country="US" fo:font-weight="bold" style:font-size-asian="14pt" style:font-weight-asian="bold" style:font-size-complex="14pt" style:font-weight-complex="bold" loext:padding="0in" loext:border="none"/>
    </style:style>
    <style:style style:name="T1" style:family="text">
      <style:text-properties fo:language="en" fo:country="U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How to install Web Server on Windows Machine? </text:p>
      <text:p text:style-name="P24"> </text:p>
      <text:p text:style-name="P23"> </text:p>
      <text:list text:style-name="L1">
        <text:list-item>
          <text:p text:style-name="P1">Create an account on aws console using root user or IAM user . </text:p>
        </text:list-item>
      </text:list>
      <text:p text:style-name="P23"> </text:p>
      <text:list text:style-name="L2">
        <text:list-item>
          <text:p text:style-name="P2">After Signing in, make the default AWS Region as Asia Pacific (Mumbai) ap-south-1.  </text:p>
        </text:list-item>
      </text:list>
      <text:p text:style-name="P23"> </text:p>
      <text:list text:style-name="L3">
        <text:list-item>
          <text:p text:style-name="P3">Click on Services on the top-left corner of the dashboard, click Compute and then EC2. </text:p>
        </text:list-item>
      </text:list>
      <text:p text:style-name="P23"> </text:p>
      <text:list text:style-name="L4">
        <text:list-item>
          <text:p text:style-name="P4">Click on Instances and then Launch Instances. </text:p>
        </text:list-item>
      </text:list>
      <text:p text:style-name="P23"> </text:p>
      <text:list text:style-name="L5">
        <text:list-item>
          <text:p text:style-name="P5">On the Name and Tags write the name of the instance. </text:p>
        </text:list-item>
      </text:list>
      <text:p text:style-name="P23"> </text:p>
      <text:list text:style-name="L6">
        <text:list-item>
          <text:p text:style-name="P6">Under Application and OS Images (Amazon Machine Image) heading click Windows. </text:p>
        </text:list-item>
      </text:list>
      <text:p text:style-name="P23"> </text:p>
      <text:list text:style-name="L7">
        <text:list-item>
          <text:p text:style-name="P7">Under the Instance type select t3.micro. </text:p>
        </text:list-item>
      </text:list>
      <text:p text:style-name="P23"> </text:p>
      <text:list text:style-name="L8">
        <text:list-item>
          <text:p text:style-name="P8">Under Key pair (login) click create new key pair. In Create key pair menu enter key pair name and select Private Key file format as .pem and click on Create key pair option. The file will be downloaded. </text:p>
        </text:list-item>
      </text:list>
      <text:p text:style-name="P23"> </text:p>
      <text:list text:style-name="L9">
        <text:list-item>
          <text:p text:style-name="P9">Further no changes are needed click on Launch Instance. </text:p>
        </text:list-item>
      </text:list>
      <text:p text:style-name="P23"> </text:p>
      <text:list text:style-name="L10">
        <text:list-item>
          <text:p text:style-name="P10">An Instance will be created successfully </text:p>
        </text:list-item>
      </text:list>
      <text:p text:style-name="P23"> </text:p>
      <text:list text:style-name="L11">
        <text:list-item>
          <text:p text:style-name="P11">Select the Instance, click Connect then click RDP client and click Download Remote Desktop file. The file gets downloaded. </text:p>
        </text:list-item>
      </text:list>
      <text:p text:style-name="P23"> </text:p>
      <text:list text:style-name="L12">
        <text:list-item>
          <text:p text:style-name="P12">Click on Get password then upload primary key file. A dialog box appears select the remote desktop file previously downloaded then click on Decrypt password. Copy the password obtained. </text:p>
        </text:list-item>
      </text:list>
      <text:p text:style-name="P23"> </text:p>
      <text:list text:style-name="L13">
        <text:list-item>
          <text:p text:style-name="P13">Open the remote desktop file then click Connect. Paste the password and press ok. </text:p>
        </text:list-item>
      </text:list>
      <text:p text:style-name="P23"> </text:p>
      <text:list text:style-name="L14">
        <text:list-item>
          <text:p text:style-name="P14">Your Windows Instance will appear after few minutes. </text:p>
        </text:list-item>
      </text:list>
      <text:p text:style-name="P23"> <text:span text:style-name="T1"><text:line-break/> </text:span></text:p>
      <text:p text:style-name="P25">How to Install Apache Web Server? </text:p>
      <text:p text:style-name="P23"> </text:p>
      <text:list text:style-name="L15">
        <text:list-item>
          <text:p text:style-name="P15">Open Microsoft Edge and search Apache Install for Windows, go to the official website, click on Apache Lounge and download the zip file. </text:p>
        </text:list-item>
      </text:list>
      <text:p text:style-name="P23"> </text:p>
      <text:list text:style-name="L16">
        <text:list-item>
          <text:p text:style-name="P16">Copy the path of the bin folder inside the Apache24 folder. </text:p>
        </text:list-item>
      </text:list>
      <text:p text:style-name="P23"><text:soft-page-break/> </text:p>
      <text:list text:style-name="L17">
        <text:list-item>
          <text:p text:style-name="P17">Open Command Prompt as administrator. </text:p>
        </text:list-item>
      </text:list>
      <text:p text:style-name="P23"> </text:p>
      <text:list text:style-name="L18">
        <text:list-item>
          <text:p text:style-name="P18">Type cd and paste the path copied. Press Enter. </text:p>
        </text:list-item>
      </text:list>
      <text:p text:style-name="P23"> </text:p>
      <text:list text:style-name="L19">
        <text:list-item>
          <text:p text:style-name="P19">Type httpd-k install and press enter. Apache is installed successfully. </text:p>
        </text:list-item>
      </text:list>
      <text:p text:style-name="P23"> </text:p>
      <text:list text:style-name="L20">
        <text:list-item>
          <text:p text:style-name="P20">Search Services, click Apache2.4 and click on start. It will start running. </text:p>
        </text:list-item>
      </text:list>
      <text:p text:style-name="P23"> </text:p>
      <text:list text:style-name="L21">
        <text:list-item>
          <text:p text:style-name="P21">Open Microsoft Edge and type 127.0.0.1 . </text:p>
        </text:list-item>
      </text:list>
      <text:p text:style-name="P23"> </text:p>
      <text:list text:style-name="L22">
        <text:list-item>
          <text:p text:style-name="P22">The message It works! will appear if the server is working. </text:p>
        </text:list-item>
      </text:list>
      <text:p text:style-name="P23"> <text:span text:style-name="T1"><text:line-break/> </text:span></text:p>
      <text:p text:style-name="P23"> </text:p>
      <text:p text:style-name="P23">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6T12:02:12.650000000</meta:creation-date>
    <dc:date>2023-07-16T12:04:13.988000000</dc:date>
    <meta:editing-duration>PT2M1S</meta:editing-duration>
    <meta:editing-cycles>1</meta:editing-cycles>
    <meta:document-statistic meta:table-count="0" meta:image-count="0" meta:object-count="0" meta:page-count="2" meta:paragraph-count="51" meta:word-count="323" meta:character-count="1861" meta:non-whitespace-character-count="1528"/>
    <meta:generator>sFree_Office_for_Docs_and_PDF/7.4.2.3$Windows_X86_64 LibreOffice_project/382eef1f22670f7f4118c8c2dd222ec7ad009daf</meta:generator>
  </office:meta>
</office:document-meta>
</file>